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100F6A514C84DA8A5D.png" manifest:media-type="image/png"/>
  <manifest:file-entry manifest:full-path="Pictures/10000000000004B20000029E24A200D14CFA293F.png" manifest:media-type="image/png"/>
  <manifest:file-entry manifest:full-path="Pictures/10000000000004B20000029C9C1E512AEBDD9503.png" manifest:media-type="image/png"/>
  <manifest:file-entry manifest:full-path="Pictures/10000000000004B200000243010DDB82EDB7FF67.png" manifest:media-type="image/png"/>
  <manifest:file-entry manifest:full-path="Pictures/10000000000004B9000002E28E4BC0D5F55028F6.png" manifest:media-type="image/png"/>
  <manifest:file-entry manifest:full-path="Pictures/10000000000004F30000031EC9A916E3E2DE16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318cm" svg:x="1.853cm" svg:y="0.684cm">
          <draw:image xlink:href="Pictures/10000000000004B200000243010DDB82EDB7FF67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3cm" svg:y="11.2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3.828cm" svg:y="11.299cm">
          <text:p text:style-name="P2">Create New</text:p>
          <text:p text:style-name="P2">Funding Period</text:p>
          <draw:enhanced-geometry svg:viewBox="0 0 21600 21600" draw:glue-points="10800 0 0 10800 10800 21600 21600 10800 ?f40 ?f41" draw:text-areas="0 0 21600 21600" draw:type="rectangular-callout" draw:modifiers="53866.1306532663 10530.8264101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17.399cm" svg:y1="11.297cm" svg:x2="18.796cm" svg:y2="11.297cm">
          <text:p/>
        </draw:line>
        <draw:frame draw:style-name="gr1" draw:text-style-name="P1" draw:layer="layout" svg:width="33.522cm" svg:height="21.113cm" svg:x="1.778cm" svg:y="16.51cm">
          <draw:image xlink:href="Pictures/10000000000004F30000031EC9A916E3E2DE164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1.802cm" svg:height="17.726cm" svg:x="2.107cm" svg:y="0.321cm">
          <draw:image xlink:href="Pictures/10000000000004B20000029E24A200D14CFA293F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7.762cm" svg:y="5.66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-9457.68844221105 43908.3515522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7.747cm" svg:y="5.662cm">
          <text:p text:style-name="P2">Add a new</text:p>
          <text:p text:style-name="P2">Allocation</text:p>
          <draw:enhanced-geometry svg:viewBox="0 0 21600 21600" draw:glue-points="10800 0 0 10800 10800 21600 21600 10800 ?f40 ?f41" draw:text-areas="0 0 21600 21600" draw:type="rectangular-callout" draw:modifiers="35269.1457286432 22648.3602973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18.747cm" svg:y1="7.94cm" svg:x2="20.144cm" svg:y2="7.94cm">
          <text:p/>
        </draw:line>
        <draw:frame draw:style-name="gr1" draw:text-style-name="P1" draw:layer="layout" svg:width="31.987cm" svg:height="19.525cm" svg:x="1.905cm" svg:y="18.321cm">
          <draw:image xlink:href="Pictures/10000000000004B9000002E28E4BC0D5F55028F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4" draw:text-style-name="P2" draw:layer="layout" svg:width="31.802cm" svg:height="17.673cm" svg:x="1.662cm" svg:y="1.732cm">
          <draw:image xlink:href="Pictures/10000000000004B20000029C9C1E512AEBDD9503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27.516cm" svg:x="1.958cm" svg:y="5.204cm">
          <draw:image xlink:href="Pictures/10000000000004B2000004100F6A514C84DA8A5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04T14:18:59.838272524</dc:date>
    <meta:editing-duration>P1DT3H28M46S</meta:editing-duration>
    <meta:editing-cycles>38</meta:editing-cycles>
    <meta:generator>LibreOffice/6.0.7.3$Linux_X86_64 LibreOffice_project/00m0$Build-3</meta:generator>
    <meta:document-statistic meta:object-count="12"/>
  </office:meta>
</office:document-meta>
</file>